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gg sans" fo:font-size="12pt" fo:letter-spacing="normal" fo:font-style="normal" fo:font-weight="normal" officeooo:paragraph-rsid="000a53b0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gg sans" fo:font-size="12pt" fo:letter-spacing="normal" fo:font-style="normal" fo:font-weight="normal" officeooo:rsid="000aa74d" officeooo:paragraph-rsid="000aa74d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gg sans" fo:font-size="12pt" fo:letter-spacing="normal" fo:font-style="normal" fo:font-weight="normal" officeooo:rsid="000c6f9a" officeooo:paragraph-rsid="000c6f9a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gg sans" fo:font-size="12pt" fo:letter-spacing="normal" fo:font-style="normal" fo:font-weight="normal" officeooo:rsid="000c6f9a" officeooo:paragraph-rsid="000c6f9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gg sans" fo:font-size="12pt" fo:letter-spacing="normal" fo:font-style="normal" fo:font-weight="normal" officeooo:rsid="000ff48e" officeooo:paragraph-rsid="000ff48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gg sans" fo:font-size="12pt" fo:letter-spacing="normal" fo:font-style="normal" fo:font-weight="normal" officeooo:rsid="000de958" officeooo:paragraph-rsid="000de958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gg sans" fo:font-size="12pt" fo:letter-spacing="normal" fo:font-style="normal" fo:font-weight="normal" officeooo:rsid="000f0f06" officeooo:paragraph-rsid="000f0f06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gg sans" fo:font-size="12pt" fo:letter-spacing="normal" fo:font-style="normal" fo:font-weight="normal" officeooo:rsid="00111e95" officeooo:paragraph-rsid="00111e95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gg sans" fo:font-size="12pt" fo:letter-spacing="normal" fo:font-style="italic" fo:font-weight="bold" officeooo:paragraph-rsid="000a53b0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c6f9a"/>
    </style:style>
    <style:style style:name="T3" style:family="text">
      <style:text-properties officeooo:rsid="000fc768"/>
    </style:style>
    <style:style style:name="T4" style:family="text">
      <style:text-properties officeooo:rsid="00111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rsona profile:</text:p>
      <text:p text:style-name="P1"><text:span text:style-name="T1">Wat moet deze minor je geven?</text:span> </text:p>
      <text:p text:style-name="P2">Een inkijk in de brug tussen ICT en bedrijfskunde. Ook wat leuke technische cursussen om mijzelf beter in te leren in beide vakgebieden <text:span text:style-name="T2">en meer te weten te komen over de vierde revolutie</text:span>.</text:p>
      <text:p text:style-name="P1"/>
      <text:p text:style-name="P1"><text:span text:style-name="T1">Hoe definieer je succes?</text:span> </text:p>
      <text:p text:style-name="P3">Een voldoende in combinatie met wat extra ervaring in technieken van de vierde revolutie.</text:p>
      <text:p text:style-name="P1"/>
      <text:p text:style-name="P1"><text:span text:style-name="T1">Welke dingen kunnen succes in de weg staan?</text:span> </text:p>
      <text:p text:style-name="P3">Andere verwachtingen van de cursussen dan wat het daadwerkelijk is.</text:p>
      <text:p text:style-name="P8">Verkeerde licenties van producten.</text:p>
      <text:p text:style-name="P1"/>
      <text:p text:style-name="P3">Value map:</text:p>
      <text:p text:style-name="P1"><text:span text:style-name="T1">Welke persoonlijke activa kun je inzetten?</text:span> </text:p>
      <text:p text:style-name="P6">Mijn ESD spullen, laptop, muis en auto. En mijn interesse voor technieken van de vierde revolutie.</text:p>
      <text:p text:style-name="P8">Licenties voor programma’s.</text:p>
      <text:p text:style-name="P1"/>
      <text:p text:style-name="P1"><text:span text:style-name="T1">Hoe ziet jouw ideale minor-traject eruit?</text:span> </text:p>
      <text:p text:style-name="P7">Beetje rondkloten, projectje maken en wat leuke en interessante cursussen volgen om mij te verdiepen in de techniek. Hiernaast <text:span text:style-name="T3">probeer ik ook</text:span> een verbreding te krijgen qua bedrijfstoepassingen en <text:span text:style-name="T3">wil ik meer weten over </text:span>wat hier bij komt kijken.</text:p>
      <text:p text:style-name="P1"/>
      <text:p text:style-name="P9">Wat heb je nodig om de barrières weg te nemen?</text:p>
      <text:p text:style-name="P5">Ik zie niet echt barrières in mijn pad en degene die ik wel zie zijn niks aan te doen (medische complicaties).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4:01:12.093674012</meta:creation-date>
    <dc:date>2025-09-03T14:14:26.394417292</dc:date>
    <meta:editing-duration>PT13M9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84" meta:character-count="1112" meta:non-whitespace-character-count="939"/>
  </office:meta>
</office:document-meta>
</file>